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report the first radio interferometric observations of the 1.3 mm emission line of 12C16 O in the circumstellar envelope of the M supergiant α Ori. Observations are made with the CARMA interferometer in the C, D, and E antenna configurations. We obtain excellent uv-coverage (6 - 27 kλ) by combining data from all configurations allowing us to trace spatial scales from 0.8 to 4 . The high spatial resolution C configuration map shows that the inner S1 shell has asymmetric outflow velocities of -10 km s${}^{-1}$ and +13 km s${}^{-1}$ <text:s/>with respect to the stellar rest frame. We find no evidence for the outer S2 shell in this configuration and assume that this emission has been resolved out. The S2 shell appears as an extra blueshifted emission component in the D and E configuration maps between -10 km s${}^{-1}$ <text:s/>and -16 km s${}^{-1}$ but we see no trace of it in the redshifted component. From this we conclude that the S2 shell is highly asymmetric in velocity space. A discrete off-source emission feature is detected at 5$\arcsec$ S-W of <text:s/>$\alpha$ Ori in all D configuration maps. We image both shells in the combined map (all configurations) and reveal their complex and irregular structure. We assign an outer radius of $\sim$5$\arcsec$ to S1 and believe that S2 may extend beyond our field of view of $\sim$12$\arcsec$. </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mon O'Gorman</meta:initial-creator>
    <meta:creation-date>2011-08-10T12:03:23</meta:creation-date>
    <dc:date>2011-08-10T15:02:42</dc:date>
    <dc:creator>Eamon O'Gorman</dc:creator>
    <meta:editing-duration>PT02H02M16S</meta:editing-duration>
    <meta:editing-cycles>4</meta:editing-cycles>
    <meta:generator>OpenOffice.org/3.1$Unix OpenOffice.org_project/310m19$Build-9420</meta:generator>
    <meta:document-statistic meta:table-count="0" meta:image-count="0" meta:object-count="0" meta:page-count="1" meta:paragraph-count="1" meta:word-count="226" meta:character-count="1343"/>
  </office:meta>
</office:document-meta>
</file>